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.364cm"/>
    </style:style>
    <style:style style:name="gr2" style:family="graphic" style:parent-style-name="standard">
      <style:graphic-properties svg:stroke-color="#0066cc" draw:fill-color="#99ff66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0066cc" draw:fill-color="#ffffff" draw:textarea-horizontal-align="justify" draw:textarea-vertical-align="middle" draw:auto-grow-height="false" fo:min-height="0.614cm" fo:min-width="0.36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258cm" fo:min-width="0.719cm"/>
    </style:style>
    <style:style style:name="gr5" style:family="graphic" style:parent-style-name="standard">
      <style:graphic-properties svg:stroke-color="#000000" draw:fill-color="#66cc00" draw:textarea-horizontal-align="justify" draw:textarea-vertical-align="middle" draw:auto-grow-height="false" fo:min-height="0.258cm" fo:min-width="0.719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10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719cm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ff3300" draw:textarea-horizontal-align="justify" draw:textarea-vertical-align="middle" draw:auto-grow-height="false" fo:min-height="0.417cm" fo:min-width="0.172cm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9cm" fo:min-width="0.229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9cm" fo:min-width="0.229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-color="#ffffff"/>
      <style:paragraph-properties fo:text-align="center"/>
      <style:text-properties fo:font-size="12pt" fo:font-style="italic"/>
    </style:style>
    <style:style style:name="P4" style:family="paragraph">
      <loext:graphic-properties draw:fill-color="#99ff66"/>
      <style:paragraph-properties fo:text-align="center"/>
      <style:text-properties fo:font-size="12pt" fo:font-style="normal" fo:font-weight="bold"/>
    </style:style>
    <style:style style:name="P5" style:family="paragraph">
      <loext:graphic-properties draw:fill-color="#ffffff"/>
      <style:paragraph-properties fo:text-align="center"/>
      <style:text-properties fo:font-size="12pt" fo:font-style="normal" fo:font-weight="bold"/>
    </style:style>
    <style:style style:name="P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paragraph-properties fo:text-align="center"/>
      <style:text-properties fo:font-size="12pt" style:text-underline-style="none" fo:font-weight="bold" style:font-size-asian="10pt" style:font-size-complex="10pt"/>
    </style:style>
    <style:style style:name="P9" style:family="paragraph">
      <loext:graphic-properties draw:fill-color="#66cc00"/>
      <style:paragraph-properties fo:text-align="center"/>
      <style:text-properties fo:font-size="12pt" fo:font-weight="bold"/>
    </style:style>
    <style:style style:name="P10" style:family="paragraph">
      <loext:graphic-properties draw:fill-color="#ff9900"/>
      <style:paragraph-properties fo:text-align="center"/>
      <style:text-properties fo:font-size="12pt" fo:font-weight="bold"/>
    </style:style>
    <style:style style:name="P11" style:family="paragraph">
      <loext:graphic-properties draw:fill-color="#ffff66"/>
      <style:paragraph-properties fo:text-align="center"/>
      <style:text-properties fo:font-size="12pt" fo:font-weight="bold"/>
    </style:style>
    <style:style style:name="P12" style:family="paragraph">
      <style:paragraph-properties fo:text-align="center"/>
      <style:text-properties fo:color="#000000" fo:font-size="12pt" style:text-underline-style="none" fo:font-weight="bold" style:font-size-asian="10pt" style:font-size-complex="10pt"/>
    </style:style>
    <style:style style:name="P13" style:family="paragraph">
      <loext:graphic-properties draw:fill-color="#ff9900"/>
      <style:paragraph-properties fo:text-align="center"/>
      <style:text-properties fo:color="#000000" fo:font-size="12pt" fo:font-weight="bold"/>
    </style:style>
    <style:style style:name="P14" style:family="paragraph">
      <loext:graphic-properties draw:fill-color="#ffff66"/>
      <style:paragraph-properties fo:text-align="center"/>
      <style:text-properties fo:color="#000000" fo:font-size="12pt" fo:font-weight="bold"/>
    </style:style>
    <style:style style:name="P15" style:family="paragraph">
      <style:paragraph-properties fo:text-align="center"/>
      <style:text-properties fo:color="#ff3333" fo:font-size="12pt" style:text-underline-style="none" fo:font-weight="bold" style:font-size-asian="10pt" style:font-size-complex="10pt"/>
    </style:style>
    <style:style style:name="P16" style:family="paragraph">
      <loext:graphic-properties draw:fill-color="#66cc00"/>
      <style:paragraph-properties fo:text-align="center"/>
      <style:text-properties fo:color="#000000" fo:font-size="12pt" fo:font-weight="bold"/>
    </style:style>
    <style:style style:name="P17" style:family="paragraph">
      <loext:graphic-properties draw:fill-color="#ff9900"/>
      <style:paragraph-properties fo:text-align="center"/>
      <style:text-properties fo:color="#ff3333" fo:font-size="12pt" fo:font-weight="bold"/>
    </style:style>
    <style:style style:name="P18" style:family="paragraph">
      <loext:graphic-properties draw:fill-color="#ffff66"/>
      <style:paragraph-properties fo:text-align="center"/>
      <style:text-properties fo:color="#ff3333" fo:font-size="12pt" fo:font-weight="bold"/>
    </style:style>
    <style:style style:name="P19" style:family="paragraph">
      <loext:graphic-properties draw:fill="none"/>
      <style:paragraph-properties fo:text-align="center"/>
      <style:text-properties fo:font-size="12pt"/>
    </style:style>
    <style:style style:name="P20" style:family="paragraph">
      <loext:graphic-properties draw:fill-color="#ffffff"/>
      <style:paragraph-properties fo:text-align="center"/>
      <style:text-properties fo:font-size="12pt" style:text-underline-style="none" fo:font-weight="bold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3300"/>
      <style:paragraph-properties fo:text-align="center"/>
      <style:text-properties fo:font-size="12pt"/>
    </style:style>
    <style:style style:name="P24" style:family="paragraph">
      <loext:graphic-properties draw:fill="solid" draw:fill-color="#66cc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style:text-underline-style="none" fo:font-weight="bold" style:font-size-asian="10pt" style:font-size-complex="10pt"/>
    </style:style>
    <style:style style:name="T7" style:family="text">
      <style:text-properties fo:color="#000000" fo:font-size="12pt" style:text-underline-style="none" fo:font-weight="bold" style:font-size-asian="10pt" style:font-size-complex="10pt"/>
    </style:style>
    <style:style style:name="T8" style:family="text">
      <style:text-properties fo:color="#ff3333" fo:font-size="12pt" style:text-underline-style="none" fo:font-weight="bold" style:font-size-asian="10pt" style:font-size-complex="10pt"/>
    </style:style>
    <style:style style:name="T9" style:family="text">
      <style:text-properties fo:color="#000000" fo:font-size="12pt" fo:font-weight="bold"/>
    </style:style>
    <style:style style:name="T10" style:family="text">
      <style:text-properties fo:color="#ff3333" fo:font-size="12pt" fo:font-weight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333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64cm" svg:height="0.864cm" svg:x="1.778cm" svg:y="0.3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0.3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0.31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0.3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0.3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0.3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0.3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0.3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0.3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0.3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0.3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0.3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0.3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0.3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0.3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0.3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.2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1.2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1.216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1.2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.2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.216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.2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.2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1.116cm">
          <text:p text:style-name="P1"><text:span text:style-name="T4">T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3.9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3.91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3.9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3.9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3.9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3.9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3.9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3.9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3.9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3.9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3.9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3.9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3.9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3.9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3.9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3.9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4.8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4.8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4.8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4.8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4.8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4.8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4.8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4.8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4.8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4.8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4.716cm">
          <text:p text:style-name="P1"><text:span text:style-name="T4">T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7.44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7.41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7.4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7.4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7.4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7.4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27cm" svg:y="7.4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689cm" svg:y="7.4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27cm" svg:y="7.4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389cm" svg:y="7.4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27cm" svg:y="7.4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089cm" svg:y="7.4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27cm" svg:y="7.4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789cm" svg:y="7.4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27cm" svg:y="7.4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8.3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8.3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27cm" svg:y="8.3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689cm" svg:y="8.3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27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389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27cm" svg:y="8.3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089cm" svg:y="8.3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27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789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27cm" svg:y="8.3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8.216cm">
          <text:p text:style-name="P1"><text:span text:style-name="T4">T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11.14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11.1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11.1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11.1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11.1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11.1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11.1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11.1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11.1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11.1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11.1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11.1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11.1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11.1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11.1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11.1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2.0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12.0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12.0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12.0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2.0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2.0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2.0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2.0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2.0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2.0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864cm" svg:height="0.864cm" svg:x="0.389cm" svg:y="11.916cm">
          <text:p text:style-name="P1"><text:span text:style-name="T4">T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478cm" svg:y="7.42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478cm" svg:y="8.32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5.634cm">
          <text:p text:style-name="P1"><text:span text:style-name="T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5.634cm">
          <text:p text:style-name="P1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0.412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0.412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0.41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1.02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1.632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1.632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1.63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2.24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2.851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2.851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2.851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3.461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4.0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4.0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4.0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4.6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5.289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5.289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5.28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5.89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6.509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6.509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6.50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7.11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7.728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7.72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7.72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8.33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8.94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8.94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8.94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9.55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20.16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20.16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20.1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0.7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19cm" svg:height="0.508cm" svg:x="21.366cm" svg:y="15.634cm">
          <text:p text:style-name="P1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219cm" svg:height="0.508cm" svg:x="21.366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61cm" svg:height="0.508cm" svg:x="21.366cm" svg:y="16.65cm">
          <text:p text:style-name="P1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0.61cm" svg:height="0.508cm" svg:x="21.976cm" svg:y="16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0.412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0.412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0.412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1.022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19cm" svg:height="0.508cm" svg:x="11.632cm" svg:y="17.208cm">
          <text:p text:style-name="P1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219cm" svg:height="0.508cm" svg:x="11.632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0.61cm" svg:height="0.508cm" svg:x="11.632cm" svg:y="18.224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61cm" svg:height="0.508cm" svg:x="12.242cm" svg:y="18.224cm">
          <text:p text:style-name="P1"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219cm" svg:height="0.508cm" svg:x="12.851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2.851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2.851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3.461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4.0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4.0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4.0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4.6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5.289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5.289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5.28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5.89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6.509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6.509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6.50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7.11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7.72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7.72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7.72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8.33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8.94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8.94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8.94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9.55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20.16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20.16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20.1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0.77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21.36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21.36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21.3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1.976cm" svg:y="18.224cm">
          <text:p/>
          <draw:enhanced-geometry svg:viewBox="0 0 21600 21600" draw:type="rectangle" draw:enhanced-path="M 0 0 L 21600 0 21600 21600 0 21600 0 0 Z N"/>
        </draw:custom-shape>
        <draw:line draw:style-name="gr10" draw:text-style-name="P19" draw:layer="layout" svg:x1="22.579cm" svg:y1="17.183cm" svg:x2="0.381cm" svg:y2="17.183cm">
          <text:p/>
        </draw:line>
        <draw:line draw:style-name="gr11" draw:text-style-name="P19" draw:layer="layout" svg:x1="22.579cm" svg:y1="15.659cm" svg:x2="0.379cm" svg:y2="15.634cm">
          <text:p/>
        </draw:line>
        <draw:custom-shape draw:style-name="gr12" draw:text-style-name="P20" draw:layer="layout" svg:width="1.219cm" svg:height="0.508cm" svg:x="0.478cm" svg:y="16.134cm">
          <text:p text:style-name="P1"><text:span text:style-name="T6">Mem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1.219cm" svg:height="0.508cm" svg:x="0.478cm" svg:y="17.734cm">
          <text:p text:style-name="P1"><text:span text:style-name="T6">Mem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1" draw:id="id1" draw:layer="layout" svg:width="1.04cm" svg:height="1.04cm" svg:x="26.089cm" svg:y="1.214cm">
          <text:p text:style-name="P21"><text:span text:style-name="T11">16/</text:span><text:span text:style-name="T12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xml:id="id2" draw:id="id2" draw:layer="layout" svg:width="1.04cm" svg:height="1.04cm" svg:x="22.58cm" svg:y="4.814cm">
          <text:p text:style-name="P21"><text:span text:style-name="T11">16/</text:span><text:span text:style-name="T12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26.609cm" svg:y1="2.254cm" svg:x2="23.1cm" svg:y2="4.814cm" draw:start-shape="id1" draw:start-glue-point="8" draw:end-shape="id2" draw:end-glue-point="4" svg:d="M26609 2254l-3509 2560" svg:viewBox="0 0 3510 2561">
          <text:p text:style-name="P1"><text:span text:style-name="T13">0,0</text:span></text:p>
        </draw:connector>
        <draw:custom-shape draw:style-name="gr16" draw:text-style-name="P22" xml:id="id3" draw:id="id3" draw:layer="layout" svg:width="1.04cm" svg:height="1.04cm" svg:x="19.493cm" svg:y="8.324cm">
          <text:p text:style-name="P21"><text:span text:style-name="T11">16/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23.1cm" svg:y1="5.854cm" svg:x2="20.013cm" svg:y2="8.324cm" draw:start-shape="id2" draw:start-glue-point="8" draw:end-shape="id3" draw:end-glue-point="4" svg:d="M23100 5854l-3087 2470" svg:viewBox="0 0 3088 2471">
          <text:p text:style-name="P1"><text:span text:style-name="T13">0,0</text:span></text:p>
        </draw:connector>
        <draw:custom-shape draw:style-name="gr17" draw:text-style-name="P23" draw:layer="layout" svg:width="0.948cm" svg:height="0.943cm" svg:x="19.546cm" svg:y="9.4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8" draw:text-style-name="P22" xml:id="id4" draw:id="id4" draw:layer="layout" svg:width="1.04cm" svg:height="1.04cm" svg:x="20.773cm" svg:y="8.324cm">
          <text:p text:style-name="P21"><text:span text:style-name="T11">8/</text:span><text:span text:style-name="T1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23.1cm" svg:y1="5.854cm" svg:x2="21.293cm" svg:y2="8.324cm" draw:start-shape="id2" draw:start-glue-point="8" draw:end-shape="id4" draw:end-glue-point="4" svg:d="M23100 5854l-1807 2470" svg:viewBox="0 0 1808 2471">
          <text:p text:style-name="P1"><text:span text:style-name="T13">8,1</text:span></text:p>
        </draw:connector>
        <draw:custom-shape draw:style-name="gr19" draw:text-style-name="P22" xml:id="id5" draw:id="id5" draw:layer="layout" svg:width="1.029cm" svg:height="1.029cm" svg:x="18.218cm" svg:y="12.014cm">
          <text:p text:style-name="P21"><text:span text:style-name="T11">8/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21.293cm" svg:y1="9.364cm" svg:x2="18.733cm" svg:y2="12.014cm" draw:start-shape="id4" draw:start-glue-point="8" draw:end-shape="id5" draw:end-glue-point="4" svg:d="M21293 9364l-2560 2650" svg:viewBox="0 0 2561 2651">
          <text:p text:style-name="P1"><text:span text:style-name="T13">0,0</text:span></text:p>
        </draw:connector>
        <draw:custom-shape draw:style-name="gr20" draw:text-style-name="P24" xml:id="id6" draw:id="id6" draw:layer="layout" svg:width="1.04cm" svg:height="1.04cm" svg:x="18.218cm" svg:y="14.254cm">
          <text:p text:style-name="P21"><text:span text:style-name="T11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18.733cm" svg:y1="13.043cm" svg:x2="18.738cm" svg:y2="14.254cm" draw:start-shape="id5" draw:start-glue-point="8" draw:end-shape="id6" draw:end-glue-point="4" svg:d="M18733 13043l5 1211" svg:viewBox="0 0 6 1212">
          <text:p text:style-name="P1"><text:span text:style-name="T13">8,9</text:span></text:p>
          <text:p text:style-name="P1"><text:span text:style-name="T13"/></text:p>
        </draw:connector>
        <draw:custom-shape draw:style-name="gr21" draw:text-style-name="P22" xml:id="id7" draw:id="id7" draw:layer="layout" svg:width="1.029cm" svg:height="1.029cm" svg:x="19.493cm" svg:y="12.014cm">
          <text:p text:style-name="P21"><text:span text:style-name="T11">7/</text:span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8" draw:id="id8" draw:layer="layout" svg:width="1.04cm" svg:height="1.04cm" svg:x="19.493cm" svg:y="14.254cm">
          <text:p text:style-name="P21"><text:span text:style-name="T11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20.008cm" svg:y1="13.043cm" svg:x2="20.013cm" svg:y2="14.254cm" draw:start-shape="id7" draw:start-glue-point="8" draw:end-shape="id8" draw:end-glue-point="4" svg:d="M20008 13043l5 1211" svg:viewBox="0 0 6 1212">
          <text:p text:style-name="P1"><text:span text:style-name="T13">7,7</text:span></text:p>
          <text:p text:style-name="P1"><text:span text:style-name="T13"/></text:p>
        </draw:connector>
        <draw:connector draw:style-name="gr15" draw:text-style-name="P19" draw:layer="layout" draw:type="line" svg:x1="21.293cm" svg:y1="9.364cm" svg:x2="20.008cm" svg:y2="12.014cm" draw:start-shape="id4" draw:start-glue-point="8" draw:end-shape="id7" draw:end-glue-point="4" svg:d="M21293 9364l-1285 2650" svg:viewBox="0 0 1286 2651">
          <text:p text:style-name="P1"><text:span text:style-name="T13">1,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shadow-offset-x="0.203cm" draw:shadow-offset-y="0.203cm"/>
      <style:paragraph-properties style:writing-mode="lr-tb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09:36:50.564137678</meta:creation-date>
    <dc:date>2017-03-08T10:23:49.106286472</dc:date>
    <meta:editing-duration>PT3H2M24S</meta:editing-duration>
    <meta:editing-cycles>44</meta:editing-cycles>
    <meta:generator>LibreOffice/5.2.2.2$Linux_X86_64 LibreOffice_project/20m0$Build-2</meta:generator>
    <meta:document-statistic meta:object-count="288"/>
  </office:meta>
</office:document-meta>
</file>